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ource Sans Pro" svg:font-family="Source Sans Pro" style:font-family-generic="swiss" style:font-pitch="variable"/>
    <style:font-face style:name="inherit" svg:font-family="inherit" style:font-family-generic="roman" svg:panose-1="0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Normal" style:list-style-name="LFO2" style:family="paragraph"/>
    <style:style style:name="P6" style:parent-style-name="Normal" style:list-style-name="LFO3" style:family="paragraph"/>
    <style:style style:name="P7" style:parent-style-name="ListParagraph" style:list-style-name="LFO3" style:family="paragraph">
      <style:paragraph-properties fo:margin-bottom="0.052in" style:line-height-at-least="0.2666in" fo:background-color="#FFFFFF">
        <style:background-fill draw:fill="solid" draw:fill-color="#FFFFFF"/>
      </style:paragraph-properties>
    </style:style>
    <style:style style:name="T8" style:parent-style-name="DefaultParagraphFont" style:family="text">
      <style:text-properties style:font-name="Source Sans Pro" style:font-name-asian="Times New Roman" style:font-name-complex="Times New Roman" fo:font-weight="bold" style:font-weight-asian="bold" style:font-weight-complex="bold" style:letter-kerning="false" fo:font-size="13pt" style:font-size-asian="13pt" style:font-size-complex="13pt" style:language-asian="en" style:country-asian="IN"/>
    </style:style>
    <style:style style:name="P9" style:parent-style-name="ListParagraph" style:list-style-name="LFO3" style:family="paragraph">
      <style:paragraph-properties fo:margin-top="0.1666in" fo:margin-bottom="0.1666in" style:line-height-at-least="0.2333in" fo:background-color="#F8F8F8">
        <style:tab-stops>
          <style:tab-stop style:type="left" style:position="0in"/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  <style:background-fill draw:fill="solid" draw:fill-color="#F8F8F8"/>
      </style:paragraph-properties>
    </style:style>
    <style:style style:name="T10" style:parent-style-name="DefaultParagraphFont" style:family="text">
      <style:text-properties style:font-name="inherit" style:font-name-asian="Times New Roman" style:font-name-complex="Courier New" fo:color="#313131" style:letter-kerning="false" fo:font-size="10pt" style:font-size-asian="10pt" style:font-size-complex="10pt" style:language-asian="en" style:country-asian="IN"/>
    </style:style>
    <style:style style:name="TableColumn12" style:family="table-column">
      <style:table-column-properties style:column-width="3.1284in"/>
    </style:style>
    <style:style style:name="TableColumn13" style:family="table-column">
      <style:table-column-properties style:column-width="3.1284in"/>
    </style:style>
    <style:style style:name="Table11" style:family="table">
      <style:table-properties style:width="6.2569in" fo:margin-left="0in" table:align="left"/>
    </style:style>
    <style:style style:name="TableRow14" style:family="table-row">
      <style:table-row-properties/>
    </style:style>
    <style:style style:name="TableCell15" style:family="table-cell">
      <style:table-cell-properties fo:border="0.0104in solid #C8C8C8" fo:background-color="#FFFFFF" style:writing-mode="lr-tb" fo:padding-top="0.1041in" fo:padding-left="0.1041in" fo:padding-bottom="0.1041in" fo:padding-right="0.1041in">
        <style:background-fill draw:fill="solid" draw:fill-color="#FFFFFF"/>
      </style:table-cell-properties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TableCell17" style:family="table-cell">
      <style:table-cell-properties fo:border="0.0104in solid #C8C8C8" fo:background-color="#FFFFFF" style:writing-mode="lr-tb" fo:padding-top="0.1041in" fo:padding-left="0.1041in" fo:padding-bottom="0.1041in" fo:padding-right="0.1041in">
        <style:background-fill draw:fill="solid" draw:fill-color="#FFFFFF"/>
      </style:table-cell-properties>
    </style:style>
    <style:style style:name="TableRow18" style:family="table-row">
      <style:table-row-properties/>
    </style:style>
    <style:style style:name="TableCell19" style:family="table-cell">
      <style:table-cell-properties fo:border="0.0104in solid #C8C8C8" fo:background-color="#FFFFFF" style:writing-mode="lr-tb" fo:padding-top="0.1041in" fo:padding-left="0.1041in" fo:padding-bottom="0.1041in" fo:padding-right="0.1041in">
        <style:background-fill draw:fill="solid" draw:fill-color="#FFFFFF"/>
      </style:table-cell-properties>
    </style:style>
    <style:style style:name="TableCell20" style:family="table-cell">
      <style:table-cell-properties fo:border="none" fo:background-color="#FFFFFF" style:writing-mode="lr-tb" style:vertical-align="middle" fo:padding-top="0.0104in" fo:padding-left="0.0104in" fo:padding-bottom="0.0104in" fo:padding-right="0.0104in">
        <style:background-fill draw:fill="solid" draw:fill-color="#FFFFFF"/>
      </style:table-cell-properties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name="T22" style:parent-style-name="DefaultParagraphFont" style:family="text">
      <style:text-properties fo:font-style="italic" style:font-style-asian="italic" style:font-style-complex="italic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family="paragraph">
      <style:text-properties fo:font-weight="bold" style:font-weight-asian="bold" style:font-weight-complex="bold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T26" style:parent-style-name="DefaultParagraphFont" style:family="text">
      <style:text-properties fo:font-weight="bold" style:font-weight-asian="bold" style:font-weight-complex="bold"/>
    </style:style>
    <style:style style:name="T27" style:parent-style-name="DefaultParagraphFont" style:family="text">
      <style:text-properties fo:font-weight="bold" style:font-weight-asian="bold" style:font-weight-complex="bold"/>
    </style:style>
    <style:style style:name="T28" style:parent-style-name="DefaultParagraphFont" style:family="text">
      <style:text-properties fo:font-style="italic" style:font-style-asian="italic" style:font-style-complex="italic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T30" style:parent-style-name="DefaultParagraphFont" style:family="text">
      <style:text-properties fo:font-style="italic" style:font-style-asian="italic" style:font-style-complex="italic"/>
    </style:style>
    <style:style style:name="T31" style:parent-style-name="DefaultParagraphFont" style:family="text">
      <style:text-properties fo:font-weight="bold" style:font-weight-asian="bold" style:font-weight-complex="bold"/>
    </style:style>
    <style:style style:name="T32" style:parent-style-name="DefaultParagraphFont" style:family="text">
      <style:text-properties fo:font-weight="bold" style:font-weight-asian="bold" style:font-weight-complex="bold"/>
    </style:style>
    <style:style style:name="P33" style:parent-style-name="Normal" style:family="paragraph">
      <style:text-properties fo:font-weight="bold" style:font-weight-asian="bold" style:font-weight-complex="bold"/>
    </style:style>
    <style:style style:name="P34" style:parent-style-name="Normal" style:list-style-name="LFO4" style:family="paragraph"/>
    <style:style style:name="P35" style:parent-style-name="Normal" style:list-style-name="LFO4" style:family="paragraph"/>
    <style:style style:name="P36" style:parent-style-name="Normal" style:list-style-name="LFO4" style:family="paragraph"/>
    <style:style style:name="P37" style:parent-style-name="Normal" style:list-style-name="LFO4" style:family="paragraph">
      <style:paragraph-properties fo:margin-top="0.0694in" fo:margin-bottom="0.118in" style:line-height-at-least="0.2333in"/>
      <style:text-properties style:font-name="Source Sans Pro" style:font-name-asian="Times New Roman" style:font-name-complex="Times New Roman" fo:color="#313131" style:letter-kerning="false" fo:font-size="13pt" style:font-size-asian="13pt" style:font-size-complex="13pt" style:language-asian="en" style:country-asian="IN"/>
    </style:style>
    <style:style style:name="P38" style:parent-style-name="Normal" style:list-style-name="LFO4" style:family="paragraph">
      <style:paragraph-properties fo:margin-top="0.0694in" fo:margin-bottom="0.118in" style:line-height-at-least="0.2333in"/>
      <style:text-properties style:font-name="Source Sans Pro" style:font-name-asian="Times New Roman" style:font-name-complex="Times New Roman" fo:color="#313131" style:letter-kerning="false" fo:font-size="13pt" style:font-size-asian="13pt" style:font-size-complex="13pt" style:language-asian="en" style:country-asian="IN"/>
    </style:style>
    <style:style style:name="P39" style:parent-style-name="Normal" style:list-style-name="LFO4" style:family="paragraph">
      <style:paragraph-properties fo:margin-top="0.0694in" fo:margin-bottom="0.118in" style:line-height-at-least="0.2333in"/>
      <style:text-properties style:font-name="Source Sans Pro" style:font-name-asian="Times New Roman" style:font-name-complex="Times New Roman" fo:color="#313131" style:letter-kerning="false" fo:font-size="13pt" style:font-size-asian="13pt" style:font-size-complex="13pt" style:language-asian="en" style:country-asian="IN"/>
    </style:style>
    <style:style style:name="P40" style:parent-style-name="Normal" style:list-style-name="LFO4" style:family="paragraph">
      <style:paragraph-properties fo:margin-top="0.0694in" fo:margin-bottom="0.118in" style:line-height-at-least="0.2333in" fo:background-color="#FEFEFE">
        <style:background-fill draw:fill="solid" draw:fill-color="#FEFEFE"/>
      </style:paragraph-properties>
      <style:text-properties style:font-name="Source Sans Pro" style:font-name-asian="Times New Roman" style:font-name-complex="Times New Roman" fo:color="#313131" style:letter-kerning="false" fo:font-size="13pt" style:font-size-asian="13pt" style:font-size-complex="13pt" style:language-asian="en" style:country-asian="IN"/>
    </style:style>
    <style:style style:name="P41" style:parent-style-name="Normal" style:list-style-name="LFO4" style:family="paragraph">
      <style:paragraph-properties fo:margin-top="0.0694in" fo:margin-bottom="0.118in" style:line-height-at-least="0.2333in" fo:background-color="#FEFEFE">
        <style:background-fill draw:fill="solid" draw:fill-color="#FEFEFE"/>
      </style:paragraph-properties>
      <style:text-properties style:font-name="Source Sans Pro" style:font-name-asian="Times New Roman" style:font-name-complex="Times New Roman" fo:color="#313131" style:letter-kerning="false" fo:font-size="13pt" style:font-size-asian="13pt" style:font-size-complex="13pt" style:language-asian="en" style:country-asian="IN"/>
    </style:style>
    <style:style style:name="P42" style:parent-style-name="Normal" style:family="paragraph">
      <style:paragraph-properties fo:margin-left="0.5in">
        <style:tab-stops/>
      </style:paragraph-properties>
    </style:style>
    <style:style style:name="P43" style:parent-style-name="Normal" style:family="paragraph">
      <style:paragraph-properties fo:margin-left="0.5in">
        <style:tab-stops/>
      </style:paragraph-properties>
    </style:style>
    <style:style style:name="P44" style:parent-style-name="Normal" style:family="paragraph">
      <style:paragraph-properties fo:margin-left="0.5in">
        <style:tab-stops/>
      </style:paragraph-properties>
    </style:style>
    <style:style style:name="P45" style:parent-style-name="Normal" style:list-style-name="LFO7" style:family="paragraph"/>
    <style:style style:name="T46" style:parent-style-name="DefaultParagraphFont" style:family="text">
      <style:text-properties fo:font-weight="bold" style:font-weight-asian="bold" style:font-weight-complex="bold"/>
    </style:style>
    <style:style style:name="P47" style:parent-style-name="Normal" style:list-style-name="LFO7" style:family="paragraph"/>
    <style:style style:name="T48" style:parent-style-name="DefaultParagraphFont" style:family="text">
      <style:text-properties fo:font-weight="bold" style:font-weight-asian="bold" style:font-weight-complex="bold"/>
    </style:style>
    <style:style style:name="P49" style:parent-style-name="Normal" style:list-style-name="LFO7" style:family="paragraph">
      <style:paragraph-properties fo:margin-top="0.0694in" fo:margin-bottom="0.118in" style:line-height-at-least="0.2333in"/>
      <style:text-properties style:font-name="Source Sans Pro" style:font-name-asian="Times New Roman" style:font-name-complex="Times New Roman" fo:color="#313131" style:letter-kerning="false" fo:font-size="13pt" style:font-size-asian="13pt" style:font-size-complex="13pt" style:language-asian="en" style:country-asian="IN"/>
    </style:style>
    <style:style style:name="P50" style:parent-style-name="Normal" style:list-style-name="LFO7" style:family="paragraph">
      <style:paragraph-properties fo:margin-top="0.0694in" fo:margin-bottom="0.118in" style:line-height-at-least="0.2333in"/>
      <style:text-properties style:font-name="Source Sans Pro" style:font-name-asian="Times New Roman" style:font-name-complex="Times New Roman" fo:color="#313131" style:letter-kerning="false" fo:font-size="13pt" style:font-size-asian="13pt" style:font-size-complex="13pt" style:language-asian="en" style:country-asian="IN"/>
    </style:style>
    <style:style style:name="P51" style:parent-style-name="Normal" style:list-style-name="LFO7" style:family="paragraph">
      <style:paragraph-properties fo:margin-top="0.0694in" fo:margin-bottom="0.118in" style:line-height-at-least="0.2333in"/>
      <style:text-properties style:font-name="Source Sans Pro" style:font-name-asian="Times New Roman" style:font-name-complex="Times New Roman" fo:color="#313131" style:letter-kerning="false" fo:font-size="13pt" style:font-size-asian="13pt" style:font-size-complex="13pt" style:language-asian="en" style:country-asian="IN"/>
    </style:style>
    <style:style style:name="P52" style:parent-style-name="Normal" style:list-style-name="LFO7" style:family="paragraph">
      <style:paragraph-properties fo:margin-top="0.0694in" fo:margin-bottom="0.118in" style:line-height-at-least="0.2333in"/>
      <style:text-properties style:font-name="Source Sans Pro" style:font-name-asian="Times New Roman" style:font-name-complex="Times New Roman" fo:color="#313131" style:letter-kerning="false" fo:font-size="13pt" style:font-size-asian="13pt" style:font-size-complex="13pt" style:language-asian="en" style:country-asian="IN"/>
    </style:style>
    <style:style style:name="P53" style:parent-style-name="Normal" style:list-style-name="LFO7" style:family="paragraph">
      <style:paragraph-properties fo:margin-top="0.0694in" fo:margin-bottom="0.118in" style:line-height-at-least="0.2333in"/>
    </style:style>
    <style:style style:name="T54" style:parent-style-name="DefaultParagraphFont" style:family="text">
      <style:text-properties style:font-name="Source Sans Pro" style:font-name-asian="Times New Roman" style:font-name-complex="Times New Roman" fo:font-weight="bold" style:font-weight-asian="bold" style:font-weight-complex="bold" fo:color="#313131" style:letter-kerning="false" fo:font-size="13pt" style:font-size-asian="13pt" style:font-size-complex="13pt" style:language-asian="en" style:country-asian="IN"/>
    </style:style>
    <style:style style:name="T55" style:parent-style-name="DefaultParagraphFont" style:family="text">
      <style:text-properties style:font-name="Source Sans Pro" style:font-name-asian="Times New Roman" style:font-name-complex="Times New Roman" fo:color="#313131" style:letter-kerning="false" fo:font-size="13pt" style:font-size-asian="13pt" style:font-size-complex="13pt" style:language-asian="en" style:country-asian="IN"/>
    </style:style>
    <style:style style:name="T56" style:parent-style-name="DefaultParagraphFont" style:family="text">
      <style:text-properties style:font-name="Source Sans Pro" style:font-name-asian="Times New Roman" style:font-name-complex="Times New Roman" fo:font-weight="bold" style:font-weight-asian="bold" style:font-weight-complex="bold" fo:color="#313131" style:letter-kerning="false" fo:font-size="13pt" style:font-size-asian="13pt" style:font-size-complex="13pt" style:language-asian="en" style:country-asian="IN"/>
    </style:style>
    <style:style style:name="T57" style:parent-style-name="DefaultParagraphFont" style:family="text">
      <style:text-properties style:font-name="Source Sans Pro" style:font-name-asian="Times New Roman" style:font-name-complex="Times New Roman" fo:color="#313131" style:letter-kerning="false" fo:font-size="13pt" style:font-size-asian="13pt" style:font-size-complex="13pt" style:language-asian="en" style:country-asian="IN"/>
    </style:style>
    <style:style style:name="T58" style:parent-style-name="DefaultParagraphFont" style:family="text">
      <style:text-properties style:font-name="Source Sans Pro" style:font-name-asian="Times New Roman" style:font-name-complex="Times New Roman" fo:font-weight="bold" style:font-weight-asian="bold" style:font-weight-complex="bold" fo:color="#313131" style:letter-kerning="false" fo:font-size="13pt" style:font-size-asian="13pt" style:font-size-complex="13pt" style:language-asian="en" style:country-asian="IN"/>
    </style:style>
    <style:style style:name="T59" style:parent-style-name="DefaultParagraphFont" style:family="text">
      <style:text-properties style:font-name="Source Sans Pro" style:font-name-asian="Times New Roman" style:font-name-complex="Times New Roman" fo:color="#313131" style:letter-kerning="false" fo:font-size="13pt" style:font-size-asian="13pt" style:font-size-complex="13pt" style:language-asian="en" style:country-asian="IN"/>
    </style:style>
    <style:style style:name="T60" style:parent-style-name="DefaultParagraphFont" style:family="text">
      <style:text-properties style:font-name="Source Sans Pro" style:font-name-asian="Times New Roman" style:font-name-complex="Times New Roman" fo:font-weight="bold" style:font-weight-asian="bold" style:font-weight-complex="bold" fo:color="#313131" style:letter-kerning="false" fo:font-size="13pt" style:font-size-asian="13pt" style:font-size-complex="13pt" style:language-asian="en" style:country-asian="IN"/>
    </style:style>
    <style:style style:name="T61" style:parent-style-name="DefaultParagraphFont" style:family="text">
      <style:text-properties style:font-name="Source Sans Pro" style:font-name-asian="Times New Roman" style:font-name-complex="Times New Roman" fo:color="#313131" style:letter-kerning="false" fo:font-size="13pt" style:font-size-asian="13pt" style:font-size-complex="13pt" style:language-asian="en" style:country-asian="IN"/>
    </style:style>
    <style:style style:name="T62" style:parent-style-name="DefaultParagraphFont" style:family="text">
      <style:text-properties style:font-name="Source Sans Pro" style:font-name-asian="Times New Roman" style:font-name-complex="Times New Roman" fo:font-weight="bold" style:font-weight-asian="bold" style:font-weight-complex="bold" fo:color="#313131" style:letter-kerning="false" fo:font-size="13pt" style:font-size-asian="13pt" style:font-size-complex="13pt" style:language-asian="en" style:country-asian="IN"/>
    </style:style>
    <style:style style:name="T63" style:parent-style-name="DefaultParagraphFont" style:family="text">
      <style:text-properties style:font-name="Source Sans Pro" style:font-name-asian="Times New Roman" style:font-name-complex="Times New Roman" fo:color="#313131" style:letter-kerning="false" fo:font-size="13pt" style:font-size-asian="13pt" style:font-size-complex="13pt" style:language-asian="en" style:country-asian="IN"/>
    </style:style>
    <style:style style:name="P64" style:parent-style-name="Normal" style:list-style-name="LFO7" style:family="paragraph">
      <style:paragraph-properties fo:margin-top="0.0694in" fo:margin-bottom="0.118in" style:line-height-at-least="0.2333in"/>
    </style:style>
    <style:style style:name="T65" style:parent-style-name="DefaultParagraphFont" style:family="text">
      <style:text-properties style:font-name="Source Sans Pro" style:font-name-asian="Times New Roman" style:font-name-complex="Times New Roman" fo:font-weight="bold" style:font-weight-asian="bold" style:font-weight-complex="bold" fo:color="#313131" style:letter-kerning="false" fo:font-size="13pt" style:font-size-asian="13pt" style:font-size-complex="13pt" style:language-asian="en" style:country-asian="IN"/>
    </style:style>
    <style:style style:name="T66" style:parent-style-name="DefaultParagraphFont" style:family="text">
      <style:text-properties style:font-name="Source Sans Pro" style:font-name-asian="Times New Roman" style:font-name-complex="Times New Roman" fo:color="#313131" style:letter-kerning="false" fo:font-size="13pt" style:font-size-asian="13pt" style:font-size-complex="13pt" style:language-asian="en" style:country-asian="IN"/>
    </style:style>
    <style:style style:name="T67" style:parent-style-name="DefaultParagraphFont" style:family="text">
      <style:text-properties style:font-name="Source Sans Pro" style:font-name-asian="Times New Roman" style:font-name-complex="Times New Roman" fo:font-weight="bold" style:font-weight-asian="bold" style:font-weight-complex="bold" fo:color="#313131" style:letter-kerning="false" fo:font-size="13pt" style:font-size-asian="13pt" style:font-size-complex="13pt" style:language-asian="en" style:country-asian="IN"/>
    </style:style>
    <style:style style:name="T68" style:parent-style-name="DefaultParagraphFont" style:family="text">
      <style:text-properties style:font-name="Source Sans Pro" style:font-name-asian="Times New Roman" style:font-name-complex="Times New Roman" fo:color="#313131" style:letter-kerning="false" fo:font-size="13pt" style:font-size-asian="13pt" style:font-size-complex="13pt" style:language-asian="en" style:country-asian="IN"/>
    </style:style>
    <style:style style:name="T69" style:parent-style-name="DefaultParagraphFont" style:family="text">
      <style:text-properties style:font-name="Source Sans Pro" style:font-name-asian="Times New Roman" style:font-name-complex="Times New Roman" fo:font-weight="bold" style:font-weight-asian="bold" style:font-weight-complex="bold" fo:color="#313131" style:letter-kerning="false" fo:font-size="13pt" style:font-size-asian="13pt" style:font-size-complex="13pt" style:language-asian="en" style:country-asian="IN"/>
    </style:style>
    <style:style style:name="T70" style:parent-style-name="DefaultParagraphFont" style:family="text">
      <style:text-properties style:font-name="Source Sans Pro" style:font-name-asian="Times New Roman" style:font-name-complex="Times New Roman" fo:color="#313131" style:letter-kerning="false" fo:font-size="13pt" style:font-size-asian="13pt" style:font-size-complex="13pt" style:language-asian="en" style:country-asian="IN"/>
    </style:style>
    <style:style style:name="P71" style:parent-style-name="Normal" style:list-style-name="LFO7" style:family="paragraph"/>
  </office:automatic-styles>
  <office:body>
    <office:text text:use-soft-page-breaks="true">
      <text:p text:style-name="P1">Functional Interfaces:</text:p>
      <text:p text:style-name="Normal">Functional Interfaces has only one abstract method and abstract method <text:s/>does not contain any static, default or private methods. But a interface can have any no of default, static and private methods.</text:p>
      <text:p text:style-name="Normal">Its implementation should be provided in the sub class</text:p>
      <text:p text:style-name="Normal">To check if functional interface contains only one abstract method you can use @FunctionalInterface annotation.</text:p>
      <text:p text:style-name="Normal">Lambda Expression:</text:p>
      <text:p text:style-name="Normal">It is a special shortened syntax for anonymously implementing the functional interfaces.</text:p>
      <text:p text:style-name="Normal">Defines the implementation of the abstract method of the functional interfaces.</text:p>
      <text:p text:style-name="Normal">Filtering, sorting and comparing lists.</text:p>
      <text:p text:style-name="Normal">Argument list, Arrow token and body of lambda expression.</text:p>
      <text:p text:style-name="Normal">Functional interfaces package – java.util.function.</text:p>
      <text:p text:style-name="Normal">Supplier : <text:s/>Takes no arguments but returns a value of any type.</text:p>
      <text:p text:style-name="Normal">Example :<text:s/>get()</text:p>
      <text:p text:style-name="Normal">Consumer :<text:s/>Takes one or two input arguments and returns nothing .</text:p>
      <text:p text:style-name="Normal">Example : accept()</text:p>
      <text:p text:style-name="Normal">Predicate: Returns a Boolean value.</text:p>
      <text:p text:style-name="Normal">Example : test()</text:p>
      <text:p text:style-name="Normal">Function: Apply an operation on the any object and returns on the value R.</text:p>
      <text:p text:style-name="Normal">Unary Operator- variant of function</text:p>
      <text:p text:style-name="Normal">@FunctionalInterface</text:p>
      <text:p text:style-name="Normal">Public interface UnaryOperator&lt;T&gt; extends Function&lt;T,T&gt;{}</text:p>
      <text:p text:style-name="Normal">Here the input and the return values are same.</text:p>
      <text:p text:style-name="Normal"/>
      <text:p text:style-name="Normal"/>
      <text:p text:style-name="Normal"/>
      <text:p text:style-name="Normal"/>
      <text:soft-page-break/>
      <text:p text:style-name="Normal">BinrayOperator – variant of bifunction</text:p>
      <text:p text:style-name="Normal">@FunctionalInterface</text:p>
      <text:p text:style-name="Normal"><text:span text:style-name="T2">public</text:span><text:s/><text:span text:style-name="T3">interface</text:span><text:s/>BinaryOperator&lt;T&gt;<text:s/><text:span text:style-name="T4">extends</text:span><text:s/>BiFunction&lt;T,T,T&gt; { <text:s text:c="4"/>}</text:p>
      <text:list text:style-name="LFO2" text:continue-numbering="true">
        <text:list-item>
          <text:p text:style-name="P5">Function interfaces are the only ones that return a generic type. The rest either return nothing or primitive data types.</text:p>
        </text:list-item>
      </text:list>
      <text:p text:style-name="Normal">Method references are used to read the lambda expressions for methos that already have a name they refer to an existing method without executing it.</text:p>
      <text:list text:style-name="LFO3" text:continue-numbering="true">
        <text:list-item>
          <text:p text:style-name="P6">Method references work when the parameters of the called method and the parameters in the lambda expression match.</text:p>
        </text:list-item>
        <text:list-item>
          <text:p text:style-name="P7"><text:span text:style-name="T8">The syntax of a static method reference:</text:span></text:p>
        </text:list-item>
        <text:list-item>
          <text:p text:style-name="P9"><text:span text:style-name="T10">ClassName::staticMethodName</text:span></text:p>
        </text:list-item>
      </text:list>
      <table:table table:style-name="Table11">
        <table:table-columns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Normal"><text:span text:style-name="T16">The syntax of an instance method reference:</text:span></text:p>
            <text:p text:style-name="Normal">The method reference operates relative to the specific object.</text:p>
          </table:table-cell>
          <table:table-cell table:style-name="TableCell17">
            <text:p text:style-name="Normal"/>
          </table:table-cell>
        </table:table-row>
        <table:table-row table:style-name="TableRow18">
          <table:table-cell table:style-name="TableCell19">
            <text:p text:style-name="Normal">objectName::instanceMethodName</text:p>
          </table:table-cell>
          <table:table-cell table:style-name="TableCell20">
            <text:p text:style-name="Normal"/>
          </table:table-cell>
        </table:table-row>
      </table:table>
      <text:p text:style-name="Normal"/>
      <text:p text:style-name="Normal"><text:span text:style-name="T21">Syntax of constructor references:</text:span></text:p>
      <text:p text:style-name="Normal">ClassName::new</text:p>
      <text:p text:style-name="Normal">Variable capturing:<text:s/></text:p>
      <text:p text:style-name="Normal">Defining variables as final or effectively final.</text:p>
      <text:p text:style-name="Normal">names.forEach(name -&gt; System.out.println(name));</text:p>
      <text:p text:style-name="Normal"/>
      <text:p text:style-name="Normal"><text:span text:style-name="T22">// Method reference<text:s/></text:span></text:p>
      <text:p text:style-name="Normal">names.forEach(System.out::println);</text:p>
      <text:p text:style-name="P23">The removeIf method</text:p>
      <text:p text:style-name="Normal">The removeIf() method removes elements from a collection by a given condition in the form of Predicate.</text:p>
      <text:p text:style-name="Normal"/>
      <text:soft-page-break/>
      <text:p text:style-name="P24">The toArray method</text:p>
      <text:p text:style-name="Normal">The toArray() method also accepts a function in the Collection interface and takes an IntFunction as a parameter. This function accepts a parameter of the int type named size to initialize an array.</text:p>
      <text:p text:style-name="Normal">Collection&lt;String&gt; names = Arrays.asList(<text:span text:style-name="T25">"Mnemonic"</text:span>,<text:s/><text:span text:style-name="T26">"Deckard"</text:span>,<text:s/><text:span text:style-name="T27">"Flynn"</text:span>);</text:p>
      <text:p text:style-name="Normal"><text:span text:style-name="T28">// Functional style</text:span></text:p>
      <text:p text:style-name="Normal">String[] namesArray1 = names.toArray(size -&gt;<text:s/><text:span text:style-name="T29">new</text:span><text:s/>String[size]);</text:p>
      <text:p text:style-name="Normal"/>
      <text:p text:style-name="Normal"><text:span text:style-name="T30">// Method reference</text:span></text:p>
      <text:p text:style-name="Normal">String[] namesArray2 = names.toArray(String[]::new);</text:p>
      <text:p text:style-name="Normal"> <text:span text:style-name="T31">List.replaceAll</text:span><text:line-break/><text:line-break/>The replaceAll() 1 method takes a UnaryOperator to transform each element of the list and then replace it with the transformation result.</text:p>
      <text:p text:style-name="Normal"><text:span text:style-name="T32">Map.replaceAll</text:span><text:line-break/><text:line-break/>The replaceAll() method takes a BiFunction to accept the key and value of each entry, combine them, and use the result to replace the value of the entry.</text:p>
      <text:p text:style-name="P33">Streams:</text:p>
      <text:p text:style-name="Normal">Data goes through a sequence of operations that are organized into the streams.</text:p>
      <text:p text:style-name="Normal">Intermediate operators:</text:p>
      <text:p text:style-name="Normal">Consumes data from the stream and create a new stream in which they return the result of their work.</text:p>
      <text:p text:style-name="Normal">Terminal Operators:</text:p>
      <text:p text:style-name="Normal">Consumes data from the stream and return another object such as collection, primitive</text:p>
      <text:p text:style-name="Normal"/>
      <text:p text:style-name="Normal">Filter -&gt; predicate</text:p>
      <text:p text:style-name="Normal">Sorted -&gt; Comparator</text:p>
      <text:p text:style-name="Normal">Map -&gt; Function.</text:p>
      <text:p text:style-name="Normal">Each stream needs a source.</text:p>
      <text:p text:style-name="Normal">Collection, Array, Value Set, String</text:p>
      <text:soft-page-break/>
      <text:p text:style-name="Normal">IntStream.range()</text:p>
      <text:p text:style-name="Normal">Stream.iterate(10, n -&gt; n + 1);</text:p>
      <text:list text:style-name="LFO4" text:continue-numbering="true">
        <text:list-item>
          <text:p text:style-name="P34">filter()—selection of stream elements according to the specified criterion</text:p>
        </text:list-item>
        <text:list-item>
          <text:p text:style-name="P35">limit()—limiting the selection of stream elements for processing</text:p>
        </text:list-item>
        <text:list-item>
          <text:p text:style-name="P36">skip()—skipping the specified number of stream elements without further processing</text:p>
        </text:list-item>
        <text:list-item>
          <text:p text:style-name="P37">map()—transformation of the stream element</text:p>
        </text:list-item>
        <text:list-item>
          <text:p text:style-name="P38">mapToInt()—converting a stream element to an integer value</text:p>
        </text:list-item>
        <text:list-item>
          <text:p text:style-name="P39">flatMap()—transforming a stream element into a new stream</text:p>
        </text:list-item>
        <text:list-item>
          <text:p text:style-name="P40">sorted()—sorting the elements of the stream in natural order or according to a comparator</text:p>
        </text:list-item>
        <text:list-item>
          <text:p text:style-name="P41">distinct()—selection of only unique elements of the stream</text:p>
        </text:list-item>
      </text:list>
      <text:p text:style-name="P42">Pipeline stateless operations:</text:p>
      <text:p text:style-name="P43">Stateless operations do not retain the state of the previously selected stream element when processing a new element (i.e., each element is processed independently of operations on other elements).</text:p>
      <text:p text:style-name="P44">Stateful operations save the state of the previously selected stream element when processing a new element (such operations must process the entire input stream before getting a result). For example, distinct() or sorted().</text:p>
      <text:p text:style-name="Normal"><text:s text:c="14"/>Terminal operations:</text:p>
      <text:p text:style-name="Normal"><text:s text:c="2"/></text:p>
      <text:list text:style-name="LFO7" text:continue-numbering="true">
        <text:list-item>
          <text:p text:style-name="P45"><text:s/><text:span text:style-name="T46">reduce()</text:span>—reduction of the stream elements into a single object, given the specified function</text:p>
        </text:list-item>
        <text:list-item>
          <text:p text:style-name="P47"><text:span text:style-name="T48">collect()</text:span>—collection of the stream into the specified data structure</text:p>
        </text:list-item>
        <text:list-item>
          <text:p text:style-name="P49">forEach()—applying the specified function to each element of the stream</text:p>
        </text:list-item>
        <text:list-item>
          <text:p text:style-name="P50">toArray(), toList()—getting an array/list from the stream data</text:p>
        </text:list-item>
        <text:list-item>
          <text:p text:style-name="P51">findFirst(), findAny()—getting the first or any element that matches the specified condition</text:p>
        </text:list-item>
        <text:list-item>
          <text:p text:style-name="P52">iterator(), spliterator()—getting an iterator for the stream</text:p>
        </text:list-item>
        <text:list-item>
          <text:p text:style-name="P53"><text:span text:style-name="T54">min()</text:span><text:span text:style-name="T55">, </text:span><text:span text:style-name="T56">max()</text:span><text:span text:style-name="T57">, </text:span><text:span text:style-name="T58">count()</text:span><text:span text:style-name="T59">, </text:span><text:span text:style-name="T60">sum()</text:span><text:span text:style-name="T61">, </text:span><text:span text:style-name="T62">average()</text:span><text:span text:style-name="T63">—getting from the stream the minimum and maximum elements, their number, sum, and average value</text:span></text:p>
        </text:list-item>
        <text:list-item>
          <text:p text:style-name="P64"><text:span text:style-name="T65">anyMatch()</text:span><text:span text:style-name="T66">, </text:span><text:span text:style-name="T67">allMatch()</text:span><text:span text:style-name="T68">, </text:span><text:span text:style-name="T69">noneMatch()</text:span><text:span text:style-name="T70">—comparison and returning true if the condition is true for one, all, or none of the elements in the stream</text:span></text:p>
        </text:list-item>
        <text:list-item>
          <text:p text:style-name="P71"/>
        </text:list-item>
      </text:list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ource Sans Pro" svg:font-family="Source Sans Pro" style:font-family-generic="swiss" style:font-pitch="variable"/>
    <style:font-face style:name="inherit" svg:font-family="inherit" style:font-family-generic="roman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en" style:country-asian="IN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IN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IN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oopini Gurram</meta:initial-creator>
    <dc:creator>Roopini Gurram</dc:creator>
    <meta:creation-date>2024-10-05T10:35:00Z</meta:creation-date>
    <dc:date>2024-10-06T06:32:00Z</dc:date>
    <meta:template xlink:href="Normal.dotm" xlink:type="simple"/>
    <meta:editing-cycles>1</meta:editing-cycles>
    <meta:editing-duration>PT71820S</meta:editing-duration>
    <meta:document-statistic meta:page-count="5" meta:paragraph-count="10" meta:word-count="790" meta:character-count="5285" meta:row-count="37" meta:non-whitespace-character-count="4505"/>
  </office:meta>
</office:document-meta>
</file>